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492cm" fo:margin-top="0cm" fo:margin-bottom="0cm" table:align="center" style:writing-mode="lr-tb"/>
    </style:style>
    <style:style style:name="Tabela1.A" style:family="table-column">
      <style:table-column-properties style:column-width="8.246cm"/>
    </style:style>
    <style:style style:name="Tabela1.B" style:family="table-column">
      <style:table-column-properties style:column-width="8.24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text-properties fo:language="de" fo:country="D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style:font-name="Arial" officeooo:paragraph-rsid="00171b02" style:font-name-complex="Arial1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4pt" fo:language="de" fo:country="DE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style="italic" style:font-style-asian="italic" style:font-style-complex="italic"/>
    </style:style>
    <style:style style:name="T5" style:family="text">
      <style:text-properties officeooo:rsid="00171b02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center" style:horizontal-rel="page-content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Quadro1" text:anchor-type="paragraph" svg:y="4.124cm" svg:width="16.492cm" draw:z-index="0"><draw:text-box fo:min-height="0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Standard"><text:span text:style-name="T1">das Lebensmittelgeschäft (der Supermarkt)</text:span></text:p></table:table-cell><table:table-cell table:style-name="Tabela1.A1" office:value-type="string"><text:p text:style-name="Standard"><text:span text:style-name="T1">der Wochenmarkt</text:span></text:p></table:table-cell></table:table-row><table:table-row table:style-name="Tabela1.1"><table:table-cell table:style-name="Tabela1.A1" office:value-type="string"><text:list xml:id="list2450674908" text:style-name="WWNum1"><text:list-item><text:p text:style-name="P3">man kann mit Karte bezahlen</text:p></text:list-item><text:list-item><text:p text:style-name="P3">man bezahlt mit Bargeld </text:p></text:list-item><text:list-item><text:p text:style-name="P3"><text:span text:style-name="T3">man bekommt viele frische Produkte</text:span></text:p></text:list-item><text:list-item><text:p text:style-name="P3"><text:span text:style-name="T3">es gibt mehr Produkte als nur Lebensmittel</text:span></text:p></text:list-item></text:list><text:p text:style-name="P4"/><text:p text:style-name="P4"/><text:p text:style-name="P4"/><text:p text:style-name="P4"/><text:p text:style-name="P4"/><text:p text:style-name="P4"/><text:p text:style-name="P4"/><text:p text:style-name="P4"/><text:p text:style-name="P4"/></table:table-cell><table:table-cell table:style-name="Tabela1.A1" office:value-type="string"><text:list xml:id="list113032574302875" text:continue-numbering="true" text:style-name="WWNum1"><text:list-item><text:p text:style-name="P3">man kann mit Karte bezahlen</text:p></text:list-item><text:list-item><text:p text:style-name="P3">man bezahlt mit Bargeld</text:p></text:list-item><text:list-item><text:p text:style-name="P3"><text:span text:style-name="T3">man bekommt viele frische Produkte</text:span> </text:p></text:list-item><text:list-item><text:p text:style-name="P3"><text:span text:style-name="T3">regionale Bauern verkaufen ihre Produkte</text:span></text:p></text:list-item><text:list-item><text:p text:style-name="P3"><text:span text:style-name="T3">man bestellt die Lebensmittel bei den Verkäufern </text:span></text:p></text:list-item></text:list></table:table-cell></table:table-row><table:table-row table:style-name="Tabela1.1"><table:table-cell table:style-name="Tabela1.A1" office:value-type="string"><text:p text:style-name="Standard"><text:span text:style-name="T1">der Bioladen</text:span></text:p><text:p text:style-name="P4"/></table:table-cell><table:table-cell table:style-name="Tabela1.A1" office:value-type="string"><text:p text:style-name="Standard"><text:span text:style-name="T1">online</text:span></text:p></table:table-cell></table:table-row><table:table-row table:style-name="Tabela1.1"><table:table-cell table:style-name="Tabela1.A1" office:value-type="string"><text:list xml:id="list113033849378803" text:continue-numbering="true" text:style-name="WWNum1"><text:list-item><text:p text:style-name="P3">man kann <text:span text:style-name="T5">(verleicht) </text:span>mit Karte bezahlen</text:p></text:list-item><text:list-item><text:p text:style-name="P3">man bezahlt mit Bargeld </text:p></text:list-item><text:list-item><text:p text:style-name="P3"><text:span text:style-name="T3">man bekommt viele frische Produkte</text:span></text:p></text:list-item><text:list-item><text:p text:style-name="P3"><text:span text:style-name="T3">man bekommt Lebensmittel für Allergiker</text:span></text:p></text:list-item><text:list-item><text:p text:style-name="P3"><text:span text:style-name="T3">es ist teuer</text:span></text:p></text:list-item></text:list><text:p text:style-name="P4"/><text:p text:style-name="P4"/><text:p text:style-name="P4"/><text:p text:style-name="P4"/><text:p text:style-name="P4"/><text:p text:style-name="P4"/><text:p text:style-name="P4"/><text:p text:style-name="P4"/></table:table-cell><table:table-cell table:style-name="Tabela1.A1" office:value-type="string"><text:list xml:id="list113032505464094" text:continue-numbering="true" text:style-name="WWNum1"><text:list-item><text:p text:style-name="P3">man kann mit Karte bezahlen</text:p></text:list-item><text:list-item><text:p text:style-name="P3"><text:span text:style-name="T3">man kauft von zu Hause ein</text:span></text:p></text:list-item><text:list-item><text:p text:style-name="P3"><text:span text:style-name="T3">man bestellt die Lebensmittel bei den Verkäufern </text:span></text:p></text:list-item><text:list-item><text:p text:style-name="P3"><text:span text:style-name="T3">es gibt mehr Produkte als nur Lebensmittel</text:span></text:p></text:list-item></text:list><text:p text:style-name="P4"/><text:p text:style-name="P4"/><text:p text:style-name="P4"/><text:p text:style-name="P4"/><text:p text:style-name="P4"/><text:p text:style-name="P4"/><text:p text:style-name="P4"/><text:p text:style-name="P4"/></table:table-cell></table:table-row></table:table></draw:text-box></draw:frame><text:span text:style-name="T2">Wo kann man Lebensmittel einkaufen?</text:span></text:p>
      <text:p text:style-name="P5"/>
      <text:p text:style-name="P1"/>
      <text:list xml:id="list113034396425364" text:continue-numbering="true" text:style-name="WWNum1">
        <text:list-item>
          <text:p text:style-name="P2">man kann mit Karte bezahlen</text:p>
        </text:list-item>
        <text:list-item>
          <text:p text:style-name="P2">man bezahlt mit Bargeld </text:p>
        </text:list-item>
        <text:list-item>
          <text:p text:style-name="P2"><text:span text:style-name="T3">man bekommt viele frische Produkte</text:span></text:p>
        </text:list-item>
        <text:list-item>
          <text:p text:style-name="P2"><text:span text:style-name="T3">man kauft von zu Hause ein</text:span></text:p>
        </text:list-item>
        <text:list-item>
          <text:p text:style-name="P2"><text:span text:style-name="T3">regionale Bauern verkaufen ihre Produkte</text:span></text:p>
        </text:list-item>
        <text:list-item>
          <text:p text:style-name="P2">man bekommt Lebensmittel für Allergiker</text:p>
        </text:list-item>
        <text:list-item>
          <text:p text:style-name="P2"><text:soft-page-break/><text:span text:style-name="T3">man bestellt die Lebensmittel bei den Verkäufern </text:span></text:p>
        </text:list-item>
        <text:list-item>
          <text:p text:style-name="P2"><text:span text:style-name="T3">es gibt mehr Produkte als nur Lebensmittel</text:span></text:p>
        </text:list-item>
        <text:list-item>
          <text:p text:style-name="P2">es ist teuer</text:p>
        </text:list-item>
        <text:list-item>
          <text:p text:style-name="P2"><text:span text:style-name="T3">man verbringt wenig Zeit mit einkaufen</text:span></text:p>
        </text:list-item>
        <text:list-item>
          <text:p text:style-name="P2">es gibt viele gesunde Lebensmittel</text:p>
        </text:list-item>
        <text:list-item>
          <text:p text:style-name="P2"><text:span text:style-name="T3">man kann den Preis besprechen / verhandeln (=negotiate)</text:span></text:p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efel, Karoline</meta:initial-creator>
    <meta:editing-cycles>3</meta:editing-cycles>
    <meta:creation-date>2020-06-28T19:56:00</meta:creation-date>
    <dc:date>2020-07-01T11:30:32.333360147</dc:date>
    <meta:editing-duration>PT4M7S</meta:editing-duration>
    <meta:generator>LibreOffice/6.4.3.2$Linux_X86_64 LibreOffice_project/40$Build-2</meta:generator>
    <meta:document-statistic meta:table-count="1" meta:image-count="0" meta:object-count="0" meta:page-count="2" meta:paragraph-count="35" meta:word-count="205" meta:character-count="1152" meta:non-whitespace-character-count="10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